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padding="0.0193in" fo:border="0.0008in solid #d9d9e3"/>
    </style:style>
    <style:style style:name="P2" style:family="paragraph" style:parent-style-name="Text_20_body" style:list-style-name="L1">
      <style:paragraph-properties fo:margin-top="0in" fo:margin-bottom="0in" fo:padding="0.0193in" fo:border="0.0008in solid #d9d9e3"/>
    </style:style>
    <style:style style:name="P3" style:family="paragraph" style:parent-style-name="Text_20_body" style:list-style-name="L2">
      <style:paragraph-properties fo:margin-top="0in" fo:margin-bottom="0in" fo:padding="0.0193in" fo:border="0.0008in solid #d9d9e3"/>
    </style:style>
    <style:style style:name="P4" style:family="paragraph" style:parent-style-name="Text_20_body" style:list-style-name="L3">
      <style:paragraph-properties fo:margin-top="0in" fo:margin-bottom="0in" fo:padding="0.0193in" fo:border="0.0008in solid #d9d9e3"/>
    </style:style>
    <style:style style:name="P5" style:family="paragraph" style:parent-style-name="Text_20_body" style:list-style-name="L4">
      <style:paragraph-properties fo:margin-top="0in" fo:margin-bottom="0in" fo:padding="0.0193in" fo:border="0.0008in solid #d9d9e3"/>
    </style:style>
    <style:style style:name="P6" style:family="paragraph" style:parent-style-name="Text_20_body" style:list-style-name="L5">
      <style:paragraph-properties fo:margin-top="0in" fo:margin-bottom="0in" fo:padding="0.0193in" fo:border="0.0008in solid #d9d9e3"/>
    </style:style>
    <style:style style:name="P7" style:family="paragraph" style:parent-style-name="Text_20_body" style:list-style-name="L6">
      <style:paragraph-properties fo:margin-top="0in" fo:margin-bottom="0in" fo:padding="0.0193in" fo:border="0.0008in solid #d9d9e3"/>
    </style:style>
    <style:style style:name="P8" style:family="paragraph" style:parent-style-name="Text_20_body" style:list-style-name="L7">
      <style:paragraph-properties fo:margin-top="0in" fo:margin-bottom="0in" fo:padding="0.0193in" fo:border="0.0008in solid #d9d9e3"/>
    </style:style>
    <style:style style:name="P9" style:family="paragraph" style:parent-style-name="Text_20_body" style:list-style-name="L9">
      <style:paragraph-properties fo:margin-top="0in" fo:margin-bottom="0in" fo:padding="0.0193in" fo:border="0.0008in solid #d9d9e3"/>
    </style:style>
    <style:style style:name="P10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11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12" style:family="paragraph" style:parent-style-name="Text_20_body" style:list-style-name="L12">
      <style:paragraph-properties fo:margin-top="0in" fo:margin-bottom="0in" fo:padding="0.0193in" fo:border="0.0008in solid #d9d9e3"/>
    </style:style>
    <style:style style:name="P13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14" style:family="paragraph" style:parent-style-name="Text_20_body" style:list-style-name="L14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16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17" style:family="paragraph" style:parent-style-name="Text_20_body" style:list-style-name="L18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19">
      <style:paragraph-properties fo:margin-top="0in" fo:margin-bottom="0in" fo:padding="0.0193in" fo:border="0.0008in solid #d9d9e3"/>
    </style:style>
    <style:style style:name="P19" style:family="paragraph" style:parent-style-name="Text_20_body" style:list-style-name="L21">
      <style:paragraph-properties fo:margin-top="0in" fo:margin-bottom="0in" fo:padding="0.0193in" fo:border="0.0008in solid #d9d9e3"/>
    </style:style>
    <style:style style:name="P20" style:family="paragraph" style:parent-style-name="Text_20_body" style:list-style-name="L22">
      <style:paragraph-properties fo:margin-top="0in" fo:margin-bottom="0in" fo:padding="0.0193in" fo:border="0.0008in solid #d9d9e3"/>
    </style:style>
    <style:style style:name="P21" style:family="paragraph" style:parent-style-name="Text_20_body" style:list-style-name="L23">
      <style:paragraph-properties fo:margin-top="0in" fo:margin-bottom="0in" fo:padding="0.0193in" fo:border="0.0008in solid #d9d9e3"/>
    </style:style>
    <style:style style:name="P22" style:family="paragraph" style:parent-style-name="Text_20_body" style:list-style-name="L24">
      <style:paragraph-properties fo:margin-top="0in" fo:margin-bottom="0in" fo:padding="0.0193in" fo:border="0.0008in solid #d9d9e3"/>
    </style:style>
    <style:style style:name="P23" style:family="paragraph" style:parent-style-name="Text_20_body" style:list-style-name="L27">
      <style:paragraph-properties fo:margin-top="0in" fo:margin-bottom="0in" fo:padding="0.0193in" fo:border="0.0008in solid #d9d9e3"/>
    </style:style>
    <style:style style:name="P24" style:family="paragraph" style:parent-style-name="Text_20_body" style:list-style-name="L28">
      <style:paragraph-properties fo:margin-top="0in" fo:margin-bottom="0in" fo:padding="0.0193in" fo:border="0.0008in solid #d9d9e3"/>
    </style:style>
    <style:style style:name="P25" style:family="paragraph" style:parent-style-name="Text_20_body" style:list-style-name="L29">
      <style:paragraph-properties fo:margin-top="0in" fo:margin-bottom="0in" fo:padding="0.0193in" fo:border="0.0008in solid #d9d9e3"/>
    </style:style>
    <style:style style:name="P26" style:family="paragraph" style:parent-style-name="Text_20_body" style:list-style-name="L30">
      <style:paragraph-properties fo:margin-top="0in" fo:margin-bottom="0in" fo:padding="0.0193in" fo:border="0.0008in solid #d9d9e3"/>
    </style:style>
    <style:style style:name="P27" style:family="paragraph" style:parent-style-name="Text_20_body" style:list-style-name="L31">
      <style:paragraph-properties fo:margin-top="0in" fo:margin-bottom="0in" fo:padding="0.0193in" fo:border="0.0008in solid #d9d9e3"/>
    </style:style>
    <style:style style:name="P28" style:family="paragraph" style:parent-style-name="Text_20_body" style:list-style-name="L32">
      <style:paragraph-properties fo:margin-top="0in" fo:margin-bottom="0in" fo:padding="0.0193in" fo:border="0.0008in solid #d9d9e3"/>
    </style:style>
    <style:style style:name="P29" style:family="paragraph" style:parent-style-name="Text_20_body" style:list-style-name="L33">
      <style:paragraph-properties fo:margin-top="0in" fo:margin-bottom="0in" fo:padding="0.0193in" fo:border="0.0008in solid #d9d9e3"/>
    </style:style>
    <style:style style:name="P30" style:family="paragraph" style:parent-style-name="Text_20_body" style:list-style-name="L34">
      <style:paragraph-properties fo:margin-top="0in" fo:margin-bottom="0in" fo:padding="0.0193in" fo:border="0.0008in solid #d9d9e3"/>
    </style:style>
    <style:style style:name="P31" style:family="paragraph" style:parent-style-name="Text_20_body" style:list-style-name="L35">
      <style:paragraph-properties fo:margin-top="0in" fo:margin-bottom="0in" fo:padding="0.0193in" fo:border="0.0008in solid #d9d9e3"/>
    </style:style>
    <style:style style:name="P32" style:family="paragraph" style:parent-style-name="Text_20_body" style:list-style-name="L36">
      <style:paragraph-properties fo:margin-top="0in" fo:margin-bottom="0in" fo:padding="0.0193in" fo:border="0.0008in solid #d9d9e3"/>
    </style:style>
    <style:style style:name="P33" style:family="paragraph" style:parent-style-name="Text_20_body" style:list-style-name="L38">
      <style:paragraph-properties fo:margin-top="0in" fo:margin-bottom="0in" fo:padding="0.0193in" fo:border="0.0008in solid #d9d9e3"/>
    </style:style>
    <style:style style:name="P34" style:family="paragraph" style:parent-style-name="Text_20_body" style:list-style-name="L39">
      <style:paragraph-properties fo:margin-top="0in" fo:margin-bottom="0in" fo:padding="0.0193in" fo:border="0.0008in solid #d9d9e3"/>
    </style:style>
    <style:style style:name="P35" style:family="paragraph" style:parent-style-name="Text_20_body" style:list-style-name="L40">
      <style:paragraph-properties fo:margin-top="0in" fo:margin-bottom="0in" fo:padding="0.0193in" fo:border="0.0008in solid #d9d9e3"/>
    </style:style>
    <style:style style:name="P36" style:family="paragraph" style:parent-style-name="Text_20_body" style:list-style-name="L41">
      <style:paragraph-properties fo:margin-top="0in" fo:margin-bottom="0in" fo:padding="0.0193in" fo:border="0.0008in solid #d9d9e3"/>
    </style:style>
    <style:style style:name="P37" style:family="paragraph" style:parent-style-name="Text_20_body" style:list-style-name="L42">
      <style:paragraph-properties fo:margin-top="0in" fo:margin-bottom="0in" fo:padding="0.0193in" fo:border="0.0008in solid #d9d9e3"/>
    </style:style>
    <style:style style:name="P38" style:family="paragraph" style:parent-style-name="Text_20_body" style:list-style-name="L43">
      <style:paragraph-properties fo:margin-top="0in" fo:margin-bottom="0in" fo:padding="0.0193in" fo:border="0.0008in solid #d9d9e3"/>
    </style:style>
    <style:style style:name="P39" style:family="paragraph" style:parent-style-name="Text_20_body" style:list-style-name="L45">
      <style:paragraph-properties fo:margin-top="0in" fo:margin-bottom="0in" fo:padding="0.0193in" fo:border="0.0008in solid #d9d9e3"/>
    </style:style>
    <style:style style:name="P40" style:family="paragraph" style:parent-style-name="Text_20_body">
      <style:paragraph-properties fo:padding="0.0193in" fo:border="0.0008in solid #d9d9e3"/>
    </style:style>
    <style:style style:name="P41" style:family="paragraph" style:parent-style-name="Text_20_body" style:list-style-name="L1">
      <style:paragraph-properties fo:padding="0.0193in" fo:border="0.0008in solid #d9d9e3"/>
    </style:style>
    <style:style style:name="P42" style:family="paragraph" style:parent-style-name="Text_20_body" style:list-style-name="L2">
      <style:paragraph-properties fo:padding="0.0193in" fo:border="0.0008in solid #d9d9e3"/>
    </style:style>
    <style:style style:name="P43" style:family="paragraph" style:parent-style-name="Text_20_body" style:list-style-name="L3">
      <style:paragraph-properties fo:padding="0.0193in" fo:border="0.0008in solid #d9d9e3"/>
    </style:style>
    <style:style style:name="P44" style:family="paragraph" style:parent-style-name="Text_20_body" style:list-style-name="L4">
      <style:paragraph-properties fo:padding="0.0193in" fo:border="0.0008in solid #d9d9e3"/>
    </style:style>
    <style:style style:name="P45" style:family="paragraph" style:parent-style-name="Text_20_body" style:list-style-name="L5">
      <style:paragraph-properties fo:padding="0.0193in" fo:border="0.0008in solid #d9d9e3"/>
    </style:style>
    <style:style style:name="P46" style:family="paragraph" style:parent-style-name="Text_20_body" style:list-style-name="L6">
      <style:paragraph-properties fo:padding="0.0193in" fo:border="0.0008in solid #d9d9e3"/>
    </style:style>
    <style:style style:name="P47" style:family="paragraph" style:parent-style-name="Text_20_body" style:list-style-name="L7">
      <style:paragraph-properties fo:padding="0.0193in" fo:border="0.0008in solid #d9d9e3"/>
    </style:style>
    <style:style style:name="P48" style:family="paragraph" style:parent-style-name="Text_20_body" style:list-style-name="L8">
      <style:paragraph-properties fo:padding="0.0193in" fo:border="0.0008in solid #d9d9e3"/>
    </style:style>
    <style:style style:name="P49" style:family="paragraph" style:parent-style-name="Text_20_body" style:list-style-name="L9">
      <style:paragraph-properties fo:padding="0.0193in" fo:border="0.0008in solid #d9d9e3"/>
    </style:style>
    <style:style style:name="P50" style:family="paragraph" style:parent-style-name="Text_20_body" style:list-style-name="L10">
      <style:paragraph-properties fo:padding="0.0193in" fo:border="0.0008in solid #d9d9e3"/>
    </style:style>
    <style:style style:name="P51" style:family="paragraph" style:parent-style-name="Text_20_body" style:list-style-name="L11">
      <style:paragraph-properties fo:padding="0.0193in" fo:border="0.0008in solid #d9d9e3"/>
    </style:style>
    <style:style style:name="P52" style:family="paragraph" style:parent-style-name="Text_20_body" style:list-style-name="L12">
      <style:paragraph-properties fo:padding="0.0193in" fo:border="0.0008in solid #d9d9e3"/>
    </style:style>
    <style:style style:name="P53" style:family="paragraph" style:parent-style-name="Text_20_body" style:list-style-name="L13">
      <style:paragraph-properties fo:padding="0.0193in" fo:border="0.0008in solid #d9d9e3"/>
    </style:style>
    <style:style style:name="P54" style:family="paragraph" style:parent-style-name="Text_20_body" style:list-style-name="L14">
      <style:paragraph-properties fo:padding="0.0193in" fo:border="0.0008in solid #d9d9e3"/>
    </style:style>
    <style:style style:name="P55" style:family="paragraph" style:parent-style-name="Text_20_body" style:list-style-name="L15">
      <style:paragraph-properties fo:padding="0.0193in" fo:border="0.0008in solid #d9d9e3"/>
    </style:style>
    <style:style style:name="P56" style:family="paragraph" style:parent-style-name="Text_20_body" style:list-style-name="L16">
      <style:paragraph-properties fo:padding="0.0193in" fo:border="0.0008in solid #d9d9e3"/>
    </style:style>
    <style:style style:name="P57" style:family="paragraph" style:parent-style-name="Text_20_body" style:list-style-name="L17">
      <style:paragraph-properties fo:padding="0.0193in" fo:border="0.0008in solid #d9d9e3"/>
    </style:style>
    <style:style style:name="P58" style:family="paragraph" style:parent-style-name="Text_20_body" style:list-style-name="L18">
      <style:paragraph-properties fo:padding="0.0193in" fo:border="0.0008in solid #d9d9e3"/>
    </style:style>
    <style:style style:name="P59" style:family="paragraph" style:parent-style-name="Text_20_body" style:list-style-name="L19">
      <style:paragraph-properties fo:padding="0.0193in" fo:border="0.0008in solid #d9d9e3"/>
    </style:style>
    <style:style style:name="P60" style:family="paragraph" style:parent-style-name="Text_20_body" style:list-style-name="L20">
      <style:paragraph-properties fo:padding="0.0193in" fo:border="0.0008in solid #d9d9e3"/>
    </style:style>
    <style:style style:name="P61" style:family="paragraph" style:parent-style-name="Text_20_body" style:list-style-name="L21">
      <style:paragraph-properties fo:padding="0.0193in" fo:border="0.0008in solid #d9d9e3"/>
    </style:style>
    <style:style style:name="P62" style:family="paragraph" style:parent-style-name="Text_20_body" style:list-style-name="L22">
      <style:paragraph-properties fo:padding="0.0193in" fo:border="0.0008in solid #d9d9e3"/>
    </style:style>
    <style:style style:name="P63" style:family="paragraph" style:parent-style-name="Text_20_body" style:list-style-name="L23">
      <style:paragraph-properties fo:padding="0.0193in" fo:border="0.0008in solid #d9d9e3"/>
    </style:style>
    <style:style style:name="P64" style:family="paragraph" style:parent-style-name="Text_20_body" style:list-style-name="L24">
      <style:paragraph-properties fo:padding="0.0193in" fo:border="0.0008in solid #d9d9e3"/>
    </style:style>
    <style:style style:name="P65" style:family="paragraph" style:parent-style-name="Text_20_body" style:list-style-name="L25">
      <style:paragraph-properties fo:padding="0.0193in" fo:border="0.0008in solid #d9d9e3"/>
    </style:style>
    <style:style style:name="P66" style:family="paragraph" style:parent-style-name="Text_20_body" style:list-style-name="L26">
      <style:paragraph-properties fo:padding="0.0193in" fo:border="0.0008in solid #d9d9e3"/>
    </style:style>
    <style:style style:name="P67" style:family="paragraph" style:parent-style-name="Text_20_body" style:list-style-name="L27">
      <style:paragraph-properties fo:padding="0.0193in" fo:border="0.0008in solid #d9d9e3"/>
    </style:style>
    <style:style style:name="P68" style:family="paragraph" style:parent-style-name="Text_20_body" style:list-style-name="L28">
      <style:paragraph-properties fo:padding="0.0193in" fo:border="0.0008in solid #d9d9e3"/>
    </style:style>
    <style:style style:name="P69" style:family="paragraph" style:parent-style-name="Text_20_body" style:list-style-name="L29">
      <style:paragraph-properties fo:padding="0.0193in" fo:border="0.0008in solid #d9d9e3"/>
    </style:style>
    <style:style style:name="P70" style:family="paragraph" style:parent-style-name="Text_20_body" style:list-style-name="L30">
      <style:paragraph-properties fo:padding="0.0193in" fo:border="0.0008in solid #d9d9e3"/>
    </style:style>
    <style:style style:name="P71" style:family="paragraph" style:parent-style-name="Text_20_body" style:list-style-name="L31">
      <style:paragraph-properties fo:padding="0.0193in" fo:border="0.0008in solid #d9d9e3"/>
    </style:style>
    <style:style style:name="P72" style:family="paragraph" style:parent-style-name="Text_20_body" style:list-style-name="L32">
      <style:paragraph-properties fo:padding="0.0193in" fo:border="0.0008in solid #d9d9e3"/>
    </style:style>
    <style:style style:name="P73" style:family="paragraph" style:parent-style-name="Text_20_body" style:list-style-name="L33">
      <style:paragraph-properties fo:padding="0.0193in" fo:border="0.0008in solid #d9d9e3"/>
    </style:style>
    <style:style style:name="P74" style:family="paragraph" style:parent-style-name="Text_20_body" style:list-style-name="L34">
      <style:paragraph-properties fo:padding="0.0193in" fo:border="0.0008in solid #d9d9e3"/>
    </style:style>
    <style:style style:name="P75" style:family="paragraph" style:parent-style-name="Text_20_body" style:list-style-name="L35">
      <style:paragraph-properties fo:padding="0.0193in" fo:border="0.0008in solid #d9d9e3"/>
    </style:style>
    <style:style style:name="P76" style:family="paragraph" style:parent-style-name="Text_20_body" style:list-style-name="L36">
      <style:paragraph-properties fo:padding="0.0193in" fo:border="0.0008in solid #d9d9e3"/>
    </style:style>
    <style:style style:name="P77" style:family="paragraph" style:parent-style-name="Text_20_body" style:list-style-name="L37">
      <style:paragraph-properties fo:padding="0.0193in" fo:border="0.0008in solid #d9d9e3"/>
    </style:style>
    <style:style style:name="P78" style:family="paragraph" style:parent-style-name="Text_20_body" style:list-style-name="L38">
      <style:paragraph-properties fo:padding="0.0193in" fo:border="0.0008in solid #d9d9e3"/>
    </style:style>
    <style:style style:name="P79" style:family="paragraph" style:parent-style-name="Text_20_body" style:list-style-name="L39">
      <style:paragraph-properties fo:padding="0.0193in" fo:border="0.0008in solid #d9d9e3"/>
    </style:style>
    <style:style style:name="P80" style:family="paragraph" style:parent-style-name="Text_20_body" style:list-style-name="L40">
      <style:paragraph-properties fo:padding="0.0193in" fo:border="0.0008in solid #d9d9e3"/>
    </style:style>
    <style:style style:name="P81" style:family="paragraph" style:parent-style-name="Text_20_body" style:list-style-name="L41">
      <style:paragraph-properties fo:padding="0.0193in" fo:border="0.0008in solid #d9d9e3"/>
    </style:style>
    <style:style style:name="P82" style:family="paragraph" style:parent-style-name="Text_20_body" style:list-style-name="L42">
      <style:paragraph-properties fo:padding="0.0193in" fo:border="0.0008in solid #d9d9e3"/>
    </style:style>
    <style:style style:name="P83" style:family="paragraph" style:parent-style-name="Text_20_body" style:list-style-name="L43">
      <style:paragraph-properties fo:padding="0.0193in" fo:border="0.0008in solid #d9d9e3"/>
    </style:style>
    <style:style style:name="P84" style:family="paragraph" style:parent-style-name="Text_20_body" style:list-style-name="L44">
      <style:paragraph-properties fo:padding="0.0193in" fo:border="0.0008in solid #d9d9e3"/>
    </style:style>
    <style:style style:name="P85" style:family="paragraph" style:parent-style-name="Text_20_body" style:list-style-name="L45">
      <style:paragraph-properties fo:padding="0.0193in" fo:border="0.0008in solid #d9d9e3"/>
    </style:style>
    <style:style style:name="P86" style:family="paragraph" style:parent-style-name="Heading_20_3">
      <style:paragraph-properties fo:padding="0.0193in" fo:border="0.0008in solid #d9d9e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0008in solid #d9d9e3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3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3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3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3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3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4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4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4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4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 text:start-value="5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1">
      <text:list-level-style-number text:level="1" text:style-name="Numbering_20_Symbols" style:num-suffix="." style:num-format="1" text:start-value="5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2">
      <text:list-level-style-number text:level="1" text:style-name="Numbering_20_Symbols" style:num-suffix="." style:num-format="1" text:start-value="5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 text:start-value="5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 text:start-value="5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 text:start-value="6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 text:start-value="6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 text:start-value="6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 text:start-value="6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 text:start-value="6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 text:start-value="7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 text:start-value="7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 text:start-value="7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 text:start-value="7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 text:start-value="7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 text:start-value="8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number text:level="1" text:style-name="Numbering_20_Symbols" style:num-suffix="." style:num-format="1" text:start-value="8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7">
      <text:list-level-style-number text:level="1" text:style-name="Numbering_20_Symbols" style:num-suffix="." style:num-format="1" text:start-value="8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8">
      <text:list-level-style-number text:level="1" text:style-name="Numbering_20_Symbols" style:num-suffix="." style:num-format="1" text:start-value="8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 text:start-value="8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 text:start-value="9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style:num-suffix="." style:num-format="1" text:start-value="9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 text:start-value="9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 text:start-value="9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number text:level="1" text:style-name="Numbering_20_Symbols" style:num-suffix="." style:num-format="1" text:start-value="9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5">
      <text:list-level-style-number text:level="1" text:style-name="Numbering_20_Symbols" style:num-suffix="." style:num-format="1" text:start-value="10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Хуки в WordPress - это механизм, позволяющий изменять или расширять функциональность WordPress, встраивая свой код в различные точки работы CMS. Вот несколько типов хуков в WordPress, которые часто используются разработчиками:</text:p>
      <text:h text:style-name="P86" text:outline-level="3">Action Hooks (Хуки действий):</text:h>
      <text:list xml:id="list3474642856929668435" text:style-name="L1">
        <text:list-item>
          <text:p text:style-name="P2"><text:span text:style-name="Source_20_Text">init</text:span> - Вызывается при инициализации WordPress.</text:p>
        </text:list-item>
        <text:list-item>
          <text:p text:style-name="P2"><text:span text:style-name="Source_20_Text">wp_enqueue_scripts</text:span> - Добавление скриптов и стилей на страницу.</text:p>
        </text:list-item>
        <text:list-item>
          <text:p text:style-name="P2"><text:span text:style-name="Source_20_Text">wp_head</text:span> - Вставка кода в секцию <text:span text:style-name="Source_20_Text">&lt;head&gt;</text:span> страницы.</text:p>
        </text:list-item>
        <text:list-item>
          <text:p text:style-name="P2"><text:span text:style-name="Source_20_Text">wp_footer</text:span> - Вставка кода перед закрывающим тегом <text:span text:style-name="Source_20_Text">&lt;/body&gt;</text:span>.</text:p>
        </text:list-item>
        <text:list-item>
          <text:p text:style-name="P41"><text:span text:style-name="Source_20_Text">save_post</text:span> - Вызывается при сохранении поста или страницы.</text:p>
        </text:list-item>
      </text:list>
      <text:h text:style-name="P86" text:outline-level="3">Filter Hooks (Фильтры):</text:h>
      <text:list xml:id="list5817714603210074241" text:style-name="L2">
        <text:list-item>
          <text:p text:style-name="P3"><text:span text:style-name="Source_20_Text">the_content</text:span> - Изменение содержимого записи перед выводом.</text:p>
        </text:list-item>
        <text:list-item>
          <text:p text:style-name="P3"><text:span text:style-name="Source_20_Text">the_title</text:span> - Изменение заголовка записи перед выводом.</text:p>
        </text:list-item>
        <text:list-item>
          <text:p text:style-name="P3"><text:span text:style-name="Source_20_Text">excerpt_length</text:span> - Управление длиной выдержки (excerpt).</text:p>
        </text:list-item>
        <text:list-item>
          <text:p text:style-name="P42"><text:span text:style-name="Source_20_Text">the_excerpt</text:span> - Изменение текста выдержки перед выводом.</text:p>
        </text:list-item>
      </text:list>
      <text:h text:style-name="P86" text:outline-level="3">Хуки для работы с пользователями и авторизацией:</text:h>
      <text:list xml:id="list3681641469783744626" text:style-name="L3">
        <text:list-item>
          <text:p text:style-name="P4"><text:span text:style-name="Source_20_Text">wp_login</text:span> - Вызывается после успешного входа в систему.</text:p>
        </text:list-item>
        <text:list-item>
          <text:p text:style-name="P4"><text:span text:style-name="Source_20_Text">wp_logout</text:span> - Вызывается при выходе из системы.</text:p>
        </text:list-item>
        <text:list-item>
          <text:p text:style-name="P4"><text:span text:style-name="Source_20_Text">user_register</text:span> - Вызывается при регистрации нового пользователя.</text:p>
        </text:list-item>
        <text:list-item>
          <text:p text:style-name="P43"><text:span text:style-name="Source_20_Text">authenticate</text:span> - Позволяет настраивать процесс аутентификации.</text:p>
        </text:list-item>
      </text:list>
      <text:h text:style-name="P86" text:outline-level="3">Хуки для работы с темами и шаблонами:</text:h>
      <text:list xml:id="list1521771108365807708" text:style-name="L4">
        <text:list-item>
          <text:p text:style-name="P5"><text:span text:style-name="Source_20_Text">template_redirect</text:span> - Перенаправление на другую страницу перед загрузкой шаблона.</text:p>
        </text:list-item>
        <text:list-item>
          <text:p text:style-name="P5"><text:span text:style-name="Source_20_Text">single_template</text:span> - Задание кастомного шаблона для отдельной записи.</text:p>
        </text:list-item>
        <text:list-item>
          <text:p text:style-name="P44"><text:span text:style-name="Source_20_Text">page_template</text:span> - Задание кастомного шаблона для отдельной страницы.</text:p>
        </text:list-item>
      </text:list>
      <text:h text:style-name="P86" text:outline-level="3">Хуки для работы с меню и виджетами:</text:h>
      <text:list xml:id="list5552941849603622841" text:style-name="L5">
        <text:list-item>
          <text:p text:style-name="P6"><text:span text:style-name="Source_20_Text">wp_nav_menu</text:span> - Изменение или дополнение элементов меню.</text:p>
        </text:list-item>
        <text:list-item>
          <text:p text:style-name="P6"><text:span text:style-name="Source_20_Text">widget_title</text:span> - Изменение заголовка виджета.</text:p>
        </text:list-item>
        <text:list-item>
          <text:p text:style-name="P45"><text:span text:style-name="Source_20_Text">dynamic_sidebar</text:span> - Изменение виджетов в сайдбаре.</text:p>
        </text:list-item>
      </text:list>
      <text:h text:style-name="P86" text:outline-level="3">Хуки для работы с медиафайлами и загрузками:</text:h>
      <text:list xml:id="list4763166325012765503" text:style-name="L6">
        <text:list-item>
          <text:p text:style-name="P7"><text:span text:style-name="Source_20_Text">add_attachment</text:span> - Вызывается после добавления вложения.</text:p>
        </text:list-item>
        <text:list-item>
          <text:p text:style-name="P7"><text:span text:style-name="Source_20_Text">delete_attachment</text:span> - Вызывается при удалении вложения.</text:p>
        </text:list-item>
        <text:list-item>
          <text:p text:style-name="P46"><text:span text:style-name="Source_20_Text">wp_handle_upload</text:span> - Позволяет контролировать процесс загрузки файлов.</text:p>
        </text:list-item>
      </text:list>
      <text:h text:style-name="P86" text:outline-level="3">Хуки для работы с базой данных:</text:h>
      <text:list xml:id="list6591234562432958586" text:style-name="L7">
        <text:list-item>
          <text:p text:style-name="P8"><text:span text:style-name="Source_20_Text">pre_get_posts</text:span> - Позволяет изменить параметры запроса к базе данных.</text:p>
        </text:list-item>
        <text:list-item>
          <text:p text:style-name="P47"><text:soft-page-break/><text:span text:style-name="Source_20_Text">posts_where</text:span> - Позволяет изменить WHERE часть запроса.</text:p>
        </text:list-item>
      </text:list>
      <text:h text:style-name="P86" text:outline-level="3">Хуки для работы с кэшем:</text:h>
      <text:list xml:id="list960232151780823102" text:style-name="L8">
        <text:list-item>
          <text:p text:style-name="P48"><text:span text:style-name="Source_20_Text">wp_cache_flush</text:span> - Вызывается при очистке кэша.</text:p>
        </text:list-item>
      </text:list>
      <text:h text:style-name="P86" text:outline-level="3">Хуки для работы с AJAX:</text:h>
      <text:list xml:id="list4719117653751678014" text:style-name="L9">
        <text:list-item>
          <text:p text:style-name="P9"><text:span text:style-name="Source_20_Text">wp_ajax_{action}</text:span> - Хук для обработки AJAX запросов (для авторизованных пользователей).</text:p>
        </text:list-item>
        <text:list-item>
          <text:p text:style-name="P49"><text:span text:style-name="Source_20_Text">wp_ajax_nopriv_{action}</text:span> - Хук для обработки AJAX запросов (для неавторизованных пользователей).</text:p>
        </text:list-item>
      </text:list>
      <text:h text:style-name="P86" text:outline-level="3">Хуки для работы с SEO:</text:h>
      <text:list xml:id="list7175554691903448036" text:style-name="L10">
        <text:list-item>
          <text:p text:style-name="P10"><text:span text:style-name="Source_20_Text">wpseo_head</text:span> - Позволяет изменять метаданные для SEO (Yoast SEO плагин).</text:p>
        </text:list-item>
        <text:list-item>
          <text:p text:style-name="P50"><text:span text:style-name="Source_20_Text">rank_math/head</text:span> - Хук для изменения метаданных (Rank Math SEO плагин).</text:p>
        </text:list-item>
      </text:list>
      <text:h text:style-name="P86" text:outline-level="3">Дополнительные хуки:</text:h>
      <text:list xml:id="list2389703837256566285" text:style-name="L11">
        <text:list-item>
          <text:p text:style-name="P11"><text:span text:style-name="Source_20_Text">cron_schedules</text:span> - Регистрация новых расписаний для Cron задач.</text:p>
        </text:list-item>
        <text:list-item>
          <text:p text:style-name="P51"><text:span text:style-name="Source_20_Text">wp_mail</text:span> - Позволяет изменять параметры при отправке почты.</text:p>
        </text:list-item>
      </text:list>
      <text:p text:style-name="P40">Это лишь небольшой список хуков в WordPress. Их большое количество и гибкость позволяют разработчикам значительно расширять и изменять функциональность платформы под конкретные задачи.</text:p>
      <text:p text:style-name="P1"><draw:frame draw:style-name="fr1" draw:name="Графический объект1" text:anchor-type="as-char" svg:width="0.2in" svg:height="0.2in" draw:z-index="0"><draw:image xlink:href="https://lh3.googleusercontent.com/a/AGNmyxbKHUQy-WPc0SjkrsYUa8QEj9MpQdbiP9GdVMeaag=s96-c" xlink:type="simple" xlink:show="embed" xlink:actuate="onLoad"/><svg:title>User</svg:title></draw:frame></text:p>
      <text:p text:style-name="P1">You</text:p>
      <text:p text:style-name="P1">еще</text:p>
      <text:p text:style-name="P1">ChatGPT</text:p>
      <text:p text:style-name="P40">ChatGPT</text:p>
      <text:p text:style-name="P40">Продолжим список хуков в WordPress:</text:p>
      <text:h text:style-name="P86" text:outline-level="3">Хуки для работы с терминами и таксономиями:</text:h>
      <text:list xml:id="list6752890663766320354" text:style-name="L12">
        <text:list-item>
          <text:p text:style-name="P12"><text:span text:style-name="Source_20_Text">create_term</text:span> - Вызывается при создании нового термина.</text:p>
        </text:list-item>
        <text:list-item>
          <text:p text:style-name="P12"><text:span text:style-name="Source_20_Text">edit_term</text:span> - Вызывается при редактировании термина.</text:p>
        </text:list-item>
        <text:list-item>
          <text:p text:style-name="P52"><text:span text:style-name="Source_20_Text">delete_term</text:span> - Вызывается при удалении термина.</text:p>
        </text:list-item>
      </text:list>
      <text:h text:style-name="P86" text:outline-level="3">Хуки для работы с типами записей (Custom Post Types):</text:h>
      <text:list xml:id="list6602066064383598838" text:style-name="L13">
        <text:list-item>
          <text:p text:style-name="P13"><text:span text:style-name="Source_20_Text">init</text:span> - Создание пользовательских типов записей.</text:p>
        </text:list-item>
        <text:list-item>
          <text:p text:style-name="P53"><text:span text:style-name="Source_20_Text">save_post_{post_type}</text:span> - Вызывается при сохранении записи определенного типа.</text:p>
        </text:list-item>
      </text:list>
      <text:h text:style-name="P86" text:outline-level="3">Хуки для работы с медиафайлами и изображениями:</text:h>
      <text:list xml:id="list2430790383297396829" text:style-name="L14">
        <text:list-item>
          <text:p text:style-name="P14"><text:span text:style-name="Source_20_Text">wp_handle_upload_prefilter</text:span> - Позволяет изменить загружаемые файлы перед их загрузкой.</text:p>
        </text:list-item>
        <text:list-item>
          <text:p text:style-name="P54"><text:soft-page-break/><text:span text:style-name="Source_20_Text">image_send_to_editor</text:span> - Изменение HTML, вставляемого при добавлении изображения в контент.</text:p>
        </text:list-item>
      </text:list>
      <text:h text:style-name="P86" text:outline-level="3">Хуки для работы с комментариями:</text:h>
      <text:list xml:id="list5225007460331303305" text:style-name="L15">
        <text:list-item>
          <text:p text:style-name="P15"><text:span text:style-name="Source_20_Text">wp_insert_comment</text:span> - Вызывается при добавлении нового комментария.</text:p>
        </text:list-item>
        <text:list-item>
          <text:p text:style-name="P55"><text:span text:style-name="Source_20_Text">edit_comment</text:span> - Вызывается при редактировании комментария.</text:p>
        </text:list-item>
      </text:list>
      <text:h text:style-name="P86" text:outline-level="3">Хуки для работы с пользовательскими метаданными:</text:h>
      <text:list xml:id="list4414877244798734611" text:style-name="L16">
        <text:list-item>
          <text:p text:style-name="P16"><text:span text:style-name="Source_20_Text">add_user_meta</text:span> - Вызывается при добавлении метаданных пользователя.</text:p>
        </text:list-item>
        <text:list-item>
          <text:p text:style-name="P16"><text:span text:style-name="Source_20_Text">update_user_meta</text:span> - Вызывается при обновлении метаданных пользователя.</text:p>
        </text:list-item>
        <text:list-item>
          <text:p text:style-name="P56"><text:span text:style-name="Source_20_Text">delete_user_meta</text:span> - Вызывается при удалении метаданных пользователя.</text:p>
        </text:list-item>
      </text:list>
      <text:h text:style-name="P86" text:outline-level="3">Хуки для работы с виджетами:</text:h>
      <text:list xml:id="list3276942653715795351" text:style-name="L17">
        <text:list-item>
          <text:p text:style-name="P57"><text:span text:style-name="Source_20_Text">widget_display_callback</text:span> - Позволяет изменить вывод виджета.</text:p>
        </text:list-item>
      </text:list>
      <text:h text:style-name="P86" text:outline-level="3">Хуки для работы с настройками сайта:</text:h>
      <text:list xml:id="list6612336073828717927" text:style-name="L18">
        <text:list-item>
          <text:p text:style-name="P17"><text:span text:style-name="Source_20_Text">admin_init</text:span> - Инициализация страницы настроек админ-панели.</text:p>
        </text:list-item>
        <text:list-item>
          <text:p text:style-name="P17"><text:span text:style-name="Source_20_Text">admin_menu</text:span> - Добавление пунктов меню в админ-панели.</text:p>
        </text:list-item>
        <text:list-item>
          <text:p text:style-name="P58"><text:span text:style-name="Source_20_Text">wp_before_admin_bar_render</text:span> - Изменение элементов верхней панели администратора.</text:p>
        </text:list-item>
      </text:list>
      <text:h text:style-name="P86" text:outline-level="3">Хуки для работы с мультиязычностью:</text:h>
      <text:list xml:id="list7781536371346027868" text:style-name="L19">
        <text:list-item>
          <text:p text:style-name="P18"><text:span text:style-name="Source_20_Text">pll_language_defined</text:span> - Вызывается после определения языка в плагине Polylang.</text:p>
        </text:list-item>
        <text:list-item>
          <text:p text:style-name="P59"><text:span text:style-name="Source_20_Text">wpml_current_language</text:span> - Получение текущего языка при использовании WPML.</text:p>
        </text:list-item>
      </text:list>
      <text:h text:style-name="P86" text:outline-level="3">Хуки для работы с WooCommerce (плагин электронной коммерции):</text:h>
      <text:list xml:id="list1526123104469244809" text:style-name="L20">
        <text:list-item>
          <text:p text:style-name="P60"><text:span text:style-name="Source_20_Text">woocommerce_before_cart</text:span> - Вызывается перед содержимым корзины товаров в WooCommerce.</text:p>
        </text:list-item>
      </text:list>
      <text:p text:style-name="P40">Это лишь небольшая часть из множества доступных хуков в WordPress, и каждый из них предоставляет возможность встраивания и настройки функциональности платформы под конкретные потребности сайта или приложения.</text:p>
      <text:p text:style-name="P1"><draw:frame draw:style-name="fr1" draw:name="Графический объект2" text:anchor-type="as-char" svg:width="0.2in" svg:height="0.2in" draw:z-index="1"><draw:image xlink:href="https://lh3.googleusercontent.com/a/AGNmyxbKHUQy-WPc0SjkrsYUa8QEj9MpQdbiP9GdVMeaag=s96-c" xlink:type="simple" xlink:show="embed" xlink:actuate="onLoad"/><svg:title>User</svg:title></draw:frame></text:p>
      <text:p text:style-name="P1">You</text:p>
      <text:p text:style-name="P1">еще</text:p>
      <text:p text:style-name="P1">ChatGPT</text:p>
      <text:p text:style-name="P40">ChatGPT</text:p>
      <text:p text:style-name="P40">Конечно, давайте продолжим:</text:p>
      <text:h text:style-name="P86" text:outline-level="3"><text:soft-page-break/>Хуки для работы с AJAX и REST API:</text:h>
      <text:list xml:id="list5987987449202222004" text:style-name="L21">
        <text:list-item>
          <text:p text:style-name="P19"><text:span text:style-name="Source_20_Text">wp_ajax_{action}</text:span> - Для обработки AJAX запросов (авторизованные пользователи).</text:p>
        </text:list-item>
        <text:list-item>
          <text:p text:style-name="P19"><text:span text:style-name="Source_20_Text">wp_ajax_nopriv_{action}</text:span> - Для обработки AJAX запросов (неавторизованные пользователи).</text:p>
        </text:list-item>
        <text:list-item>
          <text:p text:style-name="P61"><text:span text:style-name="Source_20_Text">rest_api_init</text:span> - Инициализация REST API.</text:p>
        </text:list-item>
      </text:list>
      <text:h text:style-name="P86" text:outline-level="3">Хуки для работы с Gutenberg (редактор блоков):</text:h>
      <text:list xml:id="list3422883348074940496" text:style-name="L22">
        <text:list-item>
          <text:p text:style-name="P20"><text:span text:style-name="Source_20_Text">enqueue_block_editor_assets</text:span> - Загрузка скриптов и стилей в редакторе блоков.</text:p>
        </text:list-item>
        <text:list-item>
          <text:p text:style-name="P62"><text:span text:style-name="Source_20_Text">init</text:span> - Инициализация блоков в Gutenberg.</text:p>
        </text:list-item>
      </text:list>
      <text:h text:style-name="P86" text:outline-level="3">Хуки для работы с кастомными таблицами БД:</text:h>
      <text:list xml:id="list8399407422601171722" text:style-name="L23">
        <text:list-item>
          <text:p text:style-name="P21"><text:span text:style-name="Source_20_Text">manage_{post_type}_posts_columns</text:span> - Добавление колонок в админ-панели для пользовательских типов записей.</text:p>
        </text:list-item>
        <text:list-item>
          <text:p text:style-name="P63"><text:span text:style-name="Source_20_Text">manage_{post_type}_posts_custom_column</text:span> - Заполнение кастомными данными колонок для пользовательских типов записей.</text:p>
        </text:list-item>
      </text:list>
      <text:h text:style-name="P86" text:outline-level="3">Хуки для работы с ролями и правами:</text:h>
      <text:list xml:id="list280676665316271621" text:style-name="L24">
        <text:list-item>
          <text:p text:style-name="P22"><text:span text:style-name="Source_20_Text">user_register</text:span> - Вызывается при регистрации нового пользователя.</text:p>
        </text:list-item>
        <text:list-item>
          <text:p text:style-name="P64"><text:span text:style-name="Source_20_Text">add_role</text:span> - Добавление новой роли пользователей.</text:p>
        </text:list-item>
      </text:list>
      <text:h text:style-name="P86" text:outline-level="3">Хуки для работы с кэшированием:</text:h>
      <text:list xml:id="list7697849219496963244" text:style-name="L25">
        <text:list-item>
          <text:p text:style-name="P65"><text:span text:style-name="Source_20_Text">wp_cache_flush</text:span> - Очистка кэша.</text:p>
        </text:list-item>
      </text:list>
      <text:h text:style-name="P86" text:outline-level="3">Хуки для работы с email уведомлениями:</text:h>
      <text:list xml:id="list272960661503594765" text:style-name="L26">
        <text:list-item>
          <text:p text:style-name="P66"><text:span text:style-name="Source_20_Text">wp_mail</text:span> - Позволяет настроить параметры при отправке электронной почты.</text:p>
        </text:list-item>
      </text:list>
      <text:h text:style-name="P86" text:outline-level="3">Хуки для работы с темами и шаблонами:</text:h>
      <text:list xml:id="list8017563342178908514" text:style-name="L27">
        <text:list-item>
          <text:p text:style-name="P23"><text:span text:style-name="Source_20_Text">template_redirect</text:span> - Перенаправление на другую страницу перед загрузкой шаблона.</text:p>
        </text:list-item>
        <text:list-item>
          <text:p text:style-name="P23"><text:span text:style-name="Source_20_Text">single_template</text:span> - Управление шаблонами для отдельной записи.</text:p>
        </text:list-item>
        <text:list-item>
          <text:p text:style-name="P67"><text:span text:style-name="Source_20_Text">page_template</text:span> - Задание кастомного шаблона для отдельной страницы.</text:p>
        </text:list-item>
      </text:list>
      <text:h text:style-name="P86" text:outline-level="3">Хуки для работы с метаданными:</text:h>
      <text:list xml:id="list7619860393036732125" text:style-name="L28">
        <text:list-item>
          <text:p text:style-name="P24"><text:span text:style-name="Source_20_Text">add_post_meta</text:span> - Вызывается при добавлении метаданных для записи.</text:p>
        </text:list-item>
        <text:list-item>
          <text:p text:style-name="P24"><text:span text:style-name="Source_20_Text">update_post_meta</text:span> - Вызывается при обновлении метаданных для записи.</text:p>
        </text:list-item>
        <text:list-item>
          <text:p text:style-name="P68"><text:span text:style-name="Source_20_Text">delete_post_meta</text:span> - Вызывается при удалении метаданных для записи.</text:p>
        </text:list-item>
      </text:list>
      <text:h text:style-name="P86" text:outline-level="3"><text:soft-page-break/>Хуки для работы с WooCommerce:</text:h>
      <text:list xml:id="list6477637824248892951" text:style-name="L29">
        <text:list-item>
          <text:p text:style-name="P25"><text:span text:style-name="Source_20_Text">woocommerce_before_cart</text:span> - Вызывается перед содержимым корзины товаров.</text:p>
        </text:list-item>
        <text:list-item>
          <text:p text:style-name="P69"><text:span text:style-name="Source_20_Text">woocommerce_before_single_product</text:span> - Вызывается перед содержимым страницы товара.</text:p>
        </text:list-item>
      </text:list>
      <text:p text:style-name="P40">Это лишь небольшая часть доступных хуков в WordPress. Каждый из них предоставляет возможность разработчикам расширять и настраивать функциональность платформы для удовлетворения конкретных потребностей проекта.</text:p>
      <text:p text:style-name="P1"><draw:frame draw:style-name="fr1" draw:name="Графический объект3" text:anchor-type="as-char" svg:width="0.2in" svg:height="0.2in" draw:z-index="2"><draw:image xlink:href="https://lh3.googleusercontent.com/a/AGNmyxbKHUQy-WPc0SjkrsYUa8QEj9MpQdbiP9GdVMeaag=s96-c" xlink:type="simple" xlink:show="embed" xlink:actuate="onLoad"/><svg:title>User</svg:title></draw:frame></text:p>
      <text:p text:style-name="P1">You</text:p>
      <text:p text:style-name="P1">еще</text:p>
      <text:p text:style-name="P1">ChatGPT</text:p>
      <text:p text:style-name="P40">ChatGPT</text:p>
      <text:p text:style-name="P40">Конечно, продолжаем:</text:p>
      <text:h text:style-name="P86" text:outline-level="3">Хуки для работы с терминами и таксономиями:</text:h>
      <text:list xml:id="list1141967885798093664" text:style-name="L30">
        <text:list-item>
          <text:p text:style-name="P26"><text:span text:style-name="Source_20_Text">created_term</text:span> - Вызывается после создания нового термина.</text:p>
        </text:list-item>
        <text:list-item>
          <text:p text:style-name="P26"><text:span text:style-name="Source_20_Text">edited_term</text:span> - Вызывается после редактирования термина.</text:p>
        </text:list-item>
        <text:list-item>
          <text:p text:style-name="P70"><text:span text:style-name="Source_20_Text">delete_term</text:span> - Вызывается при удалении термина.</text:p>
        </text:list-item>
      </text:list>
      <text:h text:style-name="P86" text:outline-level="3">Хуки для работы с типами записей (Custom Post Types):</text:h>
      <text:list xml:id="list8659338460200629354" text:style-name="L31">
        <text:list-item>
          <text:p text:style-name="P27"><text:span text:style-name="Source_20_Text">registered_post_type</text:span> - Вызывается после регистрации типа записи.</text:p>
        </text:list-item>
        <text:list-item>
          <text:p text:style-name="P71"><text:span text:style-name="Source_20_Text">delete_post</text:span> - Вызывается при удалении записи.</text:p>
        </text:list-item>
      </text:list>
      <text:h text:style-name="P86" text:outline-level="3">Хуки для работы с медиафайлами и изображениями:</text:h>
      <text:list xml:id="list684005326891651545" text:style-name="L32">
        <text:list-item>
          <text:p text:style-name="P28"><text:span text:style-name="Source_20_Text">add_attachment</text:span> - Вызывается при добавлении вложения.</text:p>
        </text:list-item>
        <text:list-item>
          <text:p text:style-name="P72"><text:span text:style-name="Source_20_Text">delete_attachment</text:span> - Вызывается при удалении вложения.</text:p>
        </text:list-item>
      </text:list>
      <text:h text:style-name="P86" text:outline-level="3">Хуки для работы с комментариями:</text:h>
      <text:list xml:id="list8640693153136948980" text:style-name="L33">
        <text:list-item>
          <text:p text:style-name="P29"><text:span text:style-name="Source_20_Text">wp_insert_comment</text:span> - Вызывается после добавления нового комментария.</text:p>
        </text:list-item>
        <text:list-item>
          <text:p text:style-name="P73"><text:span text:style-name="Source_20_Text">edit_comment</text:span> - Вызывается при редактировании комментария.</text:p>
        </text:list-item>
      </text:list>
      <text:h text:style-name="P86" text:outline-level="3">Хуки для работы с ролями и правами:</text:h>
      <text:list xml:id="list5906115973366134031" text:style-name="L34">
        <text:list-item>
          <text:p text:style-name="P30"><text:span text:style-name="Source_20_Text">add_role</text:span> - Вызывается при добавлении новой роли пользователей.</text:p>
        </text:list-item>
        <text:list-item>
          <text:p text:style-name="P74"><text:span text:style-name="Source_20_Text">remove_role</text:span> - Вызывается при удалении роли пользователей.</text:p>
        </text:list-item>
      </text:list>
      <text:h text:style-name="P86" text:outline-level="3">Хуки для работы с пользовательскими метаданными:</text:h>
      <text:list xml:id="list8584436005243571379" text:style-name="L35">
        <text:list-item>
          <text:p text:style-name="P31"><text:span text:style-name="Source_20_Text">add_user_meta</text:span> - Вызывается при добавлении метаданных пользователя.</text:p>
        </text:list-item>
        <text:list-item>
          <text:p text:style-name="P31"><text:span text:style-name="Source_20_Text">update_user_meta</text:span> - Вызывается при обновлении метаданных пользователя.</text:p>
        </text:list-item>
        <text:list-item>
          <text:p text:style-name="P75"><text:span text:style-name="Source_20_Text">delete_user_meta</text:span> - Вызывается при удалении метаданных пользователя.</text:p>
        </text:list-item>
      </text:list>
      <text:h text:style-name="P86" text:outline-level="3"><text:soft-page-break/>Хуки для работы с REST API:</text:h>
      <text:list xml:id="list8081799868278879271" text:style-name="L36">
        <text:list-item>
          <text:p text:style-name="P32"><text:span text:style-name="Source_20_Text">rest_api_init</text:span> - Инициализация REST API WordPress.</text:p>
        </text:list-item>
        <text:list-item>
          <text:p text:style-name="P76"><text:span text:style-name="Source_20_Text">rest_insert_{post_type}</text:span> - Вызывается после вставки ресурса через REST API.</text:p>
        </text:list-item>
      </text:list>
      <text:h text:style-name="P86" text:outline-level="3">Хуки для работы с кешированием:</text:h>
      <text:list xml:id="list3024212012247639294" text:style-name="L37">
        <text:list-item>
          <text:p text:style-name="P77"><text:span text:style-name="Source_20_Text">clean_post_cache</text:span> - Очистка кэша записи.</text:p>
        </text:list-item>
      </text:list>
      <text:h text:style-name="P86" text:outline-level="3">Хуки для работы с SEO:</text:h>
      <text:list xml:id="list6788632745936410625" text:style-name="L38">
        <text:list-item>
          <text:p text:style-name="P33"><text:span text:style-name="Source_20_Text">wpseo_head</text:span> - Изменение метаданных для SEO (Yoast SEO плагин).</text:p>
        </text:list-item>
        <text:list-item>
          <text:p text:style-name="P78"><text:span text:style-name="Source_20_Text">rank_math/head</text:span> - Изменение метаданных для SEO (Rank Math SEO плагин).</text:p>
        </text:list-item>
      </text:list>
      <text:h text:style-name="P86" text:outline-level="3">Хуки для работы с мультисайтами:</text:h>
      <text:list xml:id="list7784417604016388561" text:style-name="L39">
        <text:list-item>
          <text:p text:style-name="P34"><text:span text:style-name="Source_20_Text">wpmu_new_blog</text:span> - Вызывается при создании нового сайта в сети мультисайтов.</text:p>
        </text:list-item>
        <text:list-item>
          <text:p text:style-name="P79"><text:span text:style-name="Source_20_Text">wpmu_delete_blog</text:span> - Вызывается при удалении сайта из сети мультисайтов.</text:p>
        </text:list-item>
      </text:list>
      <text:p text:style-name="P40">Количество доступных хуков в WordPress огромно, позволяя разработчикам гибко настраивать и расширять функциональность платформы под конкретные потребности проекта или сайта.</text:p>
      <text:p text:style-name="P1"><draw:frame draw:style-name="fr1" draw:name="Графический объект4" text:anchor-type="as-char" svg:width="0.2in" svg:height="0.2in" draw:z-index="3"><draw:image xlink:href="https://lh3.googleusercontent.com/a/AGNmyxbKHUQy-WPc0SjkrsYUa8QEj9MpQdbiP9GdVMeaag=s96-c" xlink:type="simple" xlink:show="embed" xlink:actuate="onLoad"/><svg:title>User</svg:title></draw:frame></text:p>
      <text:p text:style-name="P1">You</text:p>
      <text:p text:style-name="P1">еще</text:p>
      <text:p text:style-name="P1">ChatGPT</text:p>
      <text:p text:style-name="P40">ChatGPT</text:p>
      <text:p text:style-name="P40">Конечно, давайте продолжим:</text:p>
      <text:h text:style-name="P86" text:outline-level="3">Хуки для работы с медиафайлами и изображениями:</text:h>
      <text:list xml:id="list8752794114869571722" text:style-name="L40">
        <text:list-item>
          <text:p text:style-name="P35"><text:span text:style-name="Source_20_Text">wp_generate_attachment_metadata</text:span> - Вызывается при создании метаданных вложения.</text:p>
        </text:list-item>
        <text:list-item>
          <text:p text:style-name="P80"><text:span text:style-name="Source_20_Text">wp_create_file_in_uploads</text:span> - Вызывается при загрузке нового файла в медиабиблиотеку.</text:p>
        </text:list-item>
      </text:list>
      <text:h text:style-name="P86" text:outline-level="3">Хуки для работы с пользовательскими запросами:</text:h>
      <text:list xml:id="list4489365791961054357" text:style-name="L41">
        <text:list-item>
          <text:p text:style-name="P36"><text:span text:style-name="Source_20_Text">pre_get_posts</text:span> - Позволяет изменить параметры основного запроса WordPress до его выполнения.</text:p>
        </text:list-item>
        <text:list-item>
          <text:p text:style-name="P81"><text:span text:style-name="Source_20_Text">posts_results</text:span> - Вызывается после получения результатов запроса к базе данных.</text:p>
        </text:list-item>
      </text:list>
      <text:h text:style-name="P86" text:outline-level="3">Хуки для работы с контентом:</text:h>
      <text:list xml:id="list5172934753304652030" text:style-name="L42">
        <text:list-item>
          <text:p text:style-name="P37"><text:span text:style-name="Source_20_Text">the_content</text:span> - Позволяет изменить содержимое поста перед его выводом.</text:p>
        </text:list-item>
        <text:list-item>
          <text:p text:style-name="P82"><text:span text:style-name="Source_20_Text">the_title</text:span> - Позволяет изменить заголовок поста перед выводом.</text:p>
        </text:list-item>
      </text:list>
      <text:h text:style-name="P86" text:outline-level="3"><text:soft-page-break/>Хуки для работы с URL и переадресацией:</text:h>
      <text:list xml:id="list4341646215135241448" text:style-name="L43">
        <text:list-item>
          <text:p text:style-name="P38"><text:span text:style-name="Source_20_Text">template_redirect</text:span> - Позволяет перенаправить запрос перед выводом шаблона.</text:p>
        </text:list-item>
        <text:list-item>
          <text:p text:style-name="P83"><text:span text:style-name="Source_20_Text">redirect_canonical</text:span> - Изменяет или отключает канонические ссылки.</text:p>
        </text:list-item>
      </text:list>
      <text:h text:style-name="P86" text:outline-level="3">Хуки для работы с базой данных:</text:h>
      <text:list xml:id="list2177824924769751140" text:style-name="L44">
        <text:list-item>
          <text:p text:style-name="P84"><text:span text:style-name="Source_20_Text">pre_ping</text:span> - Позволяет изменить список URL-адресов, отправляемых при пинге на новые записи.</text:p>
        </text:list-item>
      </text:list>
      <text:h text:style-name="P86" text:outline-level="3">Хуки для работы с кэшированием:</text:h>
      <text:list xml:id="list4091073011463369712" text:style-name="L45">
        <text:list-item>
          <text:p text:style-name="P39"><text:span text:style-name="Source_20_Text">wp_cache_get</text:span> - Вызывается при получении данных из кэша.</text:p>
        </text:list-item>
        <text:list-item>
          <text:p text:style-name="P85"><text:span text:style-name="Source_20_Text">wp_cache_set</text:span> - Вызывается при сохранении данных в кэш.</text:p>
        </text:list-item>
      </text:list>
      <text:p text:style-name="P40">Это лишь небольшая часть из обширного списка хуков в WordPress. Использование хуков позволяет разработчикам гибко встраиваться в процессы работы CMS, изменять или расширять её функциональность под конкретные потребности проек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2-02T12:05:59.78</dc:date>
    <meta:document-statistic meta:table-count="0" meta:image-count="4" meta:object-count="0" meta:page-count="7" meta:paragraph-count="176" meta:word-count="1317" meta:character-count="9789"/>
    <dc:creator>Dima Wide</dc:creator>
    <meta:user-defined meta:name="Info 1"/>
    <meta:user-defined meta:name="Info 2"/>
    <meta:user-defined meta:name="Info 3"/>
    <meta:user-defined meta:name="Info 4"/>
  </office:meta>
</office:document-meta>
</file>